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859cm" fo:min-width="1.565cm" fo:padding-top="0.177cm" fo:padding-bottom="0.177cm" fo:padding-left="0.302cm" fo:padding-right="0.30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571cm" fo:min-width="2.641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1.3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73cm" fo:min-width="2.043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1.046cm" fo:min-width="2.396cm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1.5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1.766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.353cm" fo:line-height="115%" fo:text-indent="0cm" style:text-autospace="none"/>
    </style:style>
    <style:style style:name="P6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0pt" fo:language="en" fo:country="US" style:font-name-asian="SimSun" style:font-size-asian="10pt" style:font-name-complex="Calibri" style:font-size-complex="10pt" style:language-complex="ar" style:country-complex="SA"/>
    </style:style>
    <style:style style:name="P7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099cm" svg:height="1.143cm" svg:x="1.847cm" svg:y="6.757cm">
          <text:p text:style-name="P1"><text:span text:style-name="T1">Spa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181cm" svg:height="1.143cm" svg:x="1.814cm" svg:y="4.948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175cm" svg:height="1.855cm" svg:x="1.32cm" svg:y="2.4cm">
          <text:p text:style-name="P1"><text:span text:style-name="T1">LongName:</text:span></text:p>
          <text:p text:style-name="P1"><text:span text:style-name="T1">Ejector Pit/</text:span></text:p>
          <text:p text:style-name="P1"><text:span text:style-name="T1">Divertor P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2.906cm" svg:y1="4.948cm" svg:x2="2.908cm" svg:y2="4.255cm" draw:start-shape="id1" draw:start-glue-point="4" draw:end-shape="id2" draw:end-glue-point="2" svg:d="M2906 4948l2-693" svg:viewBox="0 0 3 694">
          <text:p/>
        </draw:connector>
        <draw:connector draw:style-name="gr4" draw:text-style-name="P3" draw:layer="layout" draw:type="line" svg:x1="2.897cm" svg:y1="6.757cm" svg:x2="2.906cm" svg:y2="6.091cm" draw:start-shape="id3" draw:start-glue-point="0" draw:end-shape="id1" draw:end-glue-point="8" svg:d="M2897 6757l9-666" svg:viewBox="0 0 10 667">
          <text:p/>
        </draw:connector>
        <draw:custom-shape draw:style-name="gr5" draw:text-style-name="P4" xml:id="id4" draw:id="id4" draw:layer="layout" svg:width="3.6cm" svg:height="2.1cm" svg:x="5.3cm" svg:y="6.3cm">
          <text:p text:style-name="P1"><text:span text:style-name="T2">GetInSpaceElem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3.947cm" svg:y1="7.328cm" svg:x2="5.3cm" svg:y2="7.35cm" draw:start-shape="id3" draw:start-glue-point="1" draw:end-shape="id4" draw:end-glue-point="5" svg:d="M3947 7328l1353 22" svg:viewBox="0 0 1354 23">
          <text:p/>
        </draw:connector>
        <draw:connector draw:style-name="gr4" draw:text-style-name="P3" draw:layer="layout" draw:type="line" svg:x1="8.9cm" svg:y1="7.35cm" svg:x2="9.7cm" svg:y2="7.4cm" draw:end-shape="id5" svg:d="M8900 7350l800 50" svg:viewBox="0 0 801 51">
          <text:p/>
        </draw:connector>
        <draw:custom-shape draw:style-name="gr2" draw:text-style-name="P2" xml:id="id6" draw:id="id6" draw:layer="layout" svg:width="2.181cm" svg:height="1.143cm" svg:x="10.114cm" svg:y="4.791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.577cm" svg:height="1.457cm" svg:x="9.92cm" svg:y="2.5cm">
          <text:p text:style-name="P1"><text:span text:style-name="T1">IfcDescription:</text:span><text:span text:style-name="T1"><text:line-break/></text:span><text:span text:style-name="T3">Pump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1.206cm" svg:y1="4.791cm" svg:x2="11.209cm" svg:y2="3.957cm" draw:start-shape="id6" draw:start-glue-point="4" draw:end-shape="id7" draw:end-glue-point="2" svg:d="M11206 4791l3-834" svg:viewBox="0 0 4 835">
          <text:p/>
        </draw:connector>
        <draw:connector draw:style-name="gr4" draw:text-style-name="P3" draw:layer="layout" draw:type="line" svg:x1="11.2cm" svg:y1="6.7cm" svg:x2="11.206cm" svg:y2="5.934cm" draw:start-shape="id5" draw:start-glue-point="0" draw:end-shape="id6" draw:end-glue-point="8" svg:d="M11200 6700l6-766" svg:viewBox="0 0 7 767">
          <text:p/>
        </draw:connector>
        <draw:custom-shape draw:style-name="gr7" draw:text-style-name="P6" xml:id="id5" draw:id="id5" draw:layer="layout" svg:width="3cm" svg:height="1.4cm" svg:x="9.7cm" svg:y="6.7cm">
          <text:p text:style-name="P5"><text:span text:style-name="T4">FlowMovingDevi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4" xml:id="id8" draw:id="id8" draw:layer="layout" svg:width="3.999cm" svg:height="2.1cm" svg:x="9.2cm" svg:y="9.4cm">
          <text:p text:style-name="P1"><text:span text:style-name="T2">GetConnectedElem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1.2cm" svg:y1="8.1cm" svg:x2="11.2cm" svg:y2="9.4cm" draw:start-shape="id5" draw:start-glue-point="2" draw:end-shape="id8" draw:end-glue-point="4" svg:d="M11200 8100v1300" svg:viewBox="0 0 1 1301">
          <text:p/>
        </draw:connector>
        <draw:custom-shape draw:style-name="gr9" draw:text-style-name="P6" xml:id="id9" draw:id="id9" draw:layer="layout" svg:width="2.3cm" svg:height="1.4cm" svg:x="10.1cm" svg:y="12.6cm">
          <text:p text:style-name="P7"><text:span text:style-name="T4">Pipe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1.2cm" svg:y1="11.5cm" svg:x2="11.25cm" svg:y2="12.6cm" draw:start-shape="id8" draw:start-glue-point="6" draw:end-shape="id9" draw:end-glue-point="0" svg:d="M11200 11500l50 1100" svg:viewBox="0 0 51 1101">
          <text:p/>
        </draw:connector>
        <draw:custom-shape draw:style-name="gr8" draw:text-style-name="P4" xml:id="id10" draw:id="id10" draw:layer="layout" svg:width="3.999cm" svg:height="2.1cm" svg:x="13.301cm" svg:y="12.2cm">
          <text:p text:style-name="P1"><text:span text:style-name="T2">GetConnectedElem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2.4cm" svg:y1="13.3cm" svg:x2="13.301cm" svg:y2="13.25cm" draw:start-shape="id9" draw:start-glue-point="1" draw:end-shape="id10" draw:end-glue-point="5" svg:d="M12400 13300l901-50" svg:viewBox="0 0 902 51">
          <text:p/>
        </draw:connector>
        <draw:custom-shape draw:style-name="gr9" draw:text-style-name="P6" xml:id="id11" draw:id="id11" draw:layer="layout" svg:width="2.3cm" svg:height="1.4cm" svg:x="17.9cm" svg:y="12.6cm">
          <text:p text:style-name="P7"><text:span text:style-name="T4">Pipe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7.3cm" svg:y1="13.25cm" svg:x2="17.9cm" svg:y2="13.3cm" draw:start-shape="id10" draw:start-glue-point="7" draw:end-shape="id11" draw:end-glue-point="3" svg:d="M17300 13250l600 50" svg:viewBox="0 0 601 51">
          <text:p/>
        </draw:connector>
        <draw:custom-shape draw:style-name="gr2" draw:text-style-name="P2" xml:id="id14" draw:id="id14" draw:layer="layout" svg:width="2.181cm" svg:height="1.143cm" svg:x="7.216cm" svg:y="12.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2.577cm" svg:height="1.457cm" svg:x="3.997cm" svg:y="12.543cm">
          <text:p text:style-name="P1"><text:span text:style-name="T1">IfcDescription:</text:span><text:span text:style-name="T1"><text:line-break/></text:span><text:span text:style-name="T3">Sump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2" draw:id="id12" draw:layer="layout" svg:width="2.181cm" svg:height="1.143cm" svg:x="18.014cm" svg:y="10.691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" draw:id="id13" draw:layer="layout" svg:width="2.577cm" svg:height="1.457cm" svg:x="17.82cm" svg:y="8.4cm">
          <text:p text:style-name="P1"><text:span text:style-name="T1">IfcDescription:</text:span><text:span text:style-name="T1"><text:line-break/></text:span><text:span text:style-name="T3">Discharg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3" draw:layer="layout" draw:type="line" svg:x1="19.106cm" svg:y1="10.691cm" svg:x2="19.109cm" svg:y2="9.857cm" draw:start-shape="id12" draw:start-glue-point="4" draw:end-shape="id13" draw:end-glue-point="2" svg:d="M19106 10691l3-834" svg:viewBox="0 0 4 835">
          <text:p/>
        </draw:connector>
        <draw:connector draw:style-name="gr4" draw:text-style-name="P3" draw:layer="layout" draw:type="line" svg:x1="10.1cm" svg:y1="13.3cm" svg:x2="9.398cm" svg:y2="13.272cm" draw:start-shape="id9" draw:start-glue-point="3" draw:end-shape="id14" draw:end-glue-point="6" svg:d="M10100 13300l-702-28" svg:viewBox="0 0 703 29">
          <text:p/>
        </draw:connector>
        <draw:connector draw:style-name="gr4" draw:text-style-name="P3" draw:layer="layout" draw:type="line" svg:x1="7.217cm" svg:y1="13.272cm" svg:x2="6.575cm" svg:y2="13.271cm" draw:start-shape="id14" draw:start-glue-point="10" draw:end-shape="id15" draw:end-glue-point="1" svg:d="M7217 13272l-642-1" svg:viewBox="0 0 643 2">
          <text:p/>
        </draw:connector>
        <draw:connector draw:style-name="gr4" draw:text-style-name="P3" draw:layer="layout" draw:type="line" svg:x1="19.05cm" svg:y1="12.6cm" svg:x2="19.106cm" svg:y2="11.834cm" draw:start-shape="id11" draw:start-glue-point="0" draw:end-shape="id12" draw:end-glue-point="8" svg:d="M19050 12600l56-766" svg:viewBox="0 0 57 7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2:32:50.262000000</meta:creation-date>
    <dc:date>2018-10-12T19:16:09.986000000</dc:date>
    <meta:editing-duration>PT2H58M46S</meta:editing-duration>
    <meta:editing-cycles>3</meta:editing-cycles>
    <meta:generator>LibreOffice/6.0.3.2$Windows_X86_64 LibreOffice_project/8f48d515416608e3a835360314dac7e47fd0b821</meta:generator>
    <meta:document-statistic meta:object-count="29"/>
  </office:meta>
</office:document-meta>
</file>